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office:value-type="string" calcext:value-type="string">
            <text:p>ミラクルアイ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ミラーコート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rror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オウムがえ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ミラーショット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し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office:value-type="string" calcext:value-type="string">
            <text:p>ミストボール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atk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つきのひかり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あさのひ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どろ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office:value-type="string" calcext:value-type="string">
            <text:p>マッドショット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どろ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どろか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だくりゅう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acu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office:value-type="string" calcext:value-type="string">
            <text:p>わるだくみ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spatk</text:span>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しぜんのめぐみ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alg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しぜんのちから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office:value-type="string" calcext:value-type="string">
            <text:p>ニードルアーム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ナイトヘッド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つじぎり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あくむ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office:value-type="string" calcext:value-type="string">
            <text:p>オクタンほう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cu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office:value-type="string" calcext:value-type="string">
            <text:p>かぎわ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set-opp-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あやしい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style-name="ce1" office:value-type="string" calcext:value-type="string">
            <text:p>げきりん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オーバーヒー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office:value-type="string" calcext:value-type="string">
            <text:p>いたみわけ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ainsp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ネコにこばん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arn-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しっぺがえ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つつく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office:value-type="string" calcext:value-type="string">
            <text:p>ほろびのうた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perishs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style-name="ce1" office:value-type="string" calcext:value-type="string">
            <text:p>はなびらのまい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ミサイルばり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ついばむ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office:value-type="string" calcext:value-type="string">
            <text:p>どくどくのキバ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-bad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どくガス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どくづき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どくばり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office:value-type="string" calcext:value-type="string">
            <text:p>ポイズンテール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どくのこな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はた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こなゆき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office:value-type="string" calcext:value-type="string">
            <text:p>パワージェム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style-name="ce1" office:value-type="string" calcext:value-type="string">
            <text:p>パワー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sp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office:value-type="string" calcext:value-type="string">
            <text:p>パワートリック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tk-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パワーウィップ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プレゼント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まも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サイケ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じこあんじ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py-stat-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サイコキネシ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office:value-type="string" calcext:value-type="string">
            <text:p>サイコブースト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サイコカッター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office:value-type="string" calcext:value-type="string">
            <text:p>サイコシフ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er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サイコウェーブ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syw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おしおき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unish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おいうち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でんこうせっか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いか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あまご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こうそくスピン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はっぱ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かまいた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じこさいせ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リサイクル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リフレッシュ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ねむ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おんがえし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リベンジ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きしかいせい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ほ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office:value-type="string" calcext:value-type="string">
            <text:p>ときのほうこ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office:value-type="string" calcext:value-type="string">
            <text:p>ロック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ロッククライム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office:value-type="string" calcext:value-type="string">
            <text:p>ロックカッ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いわなだれ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いわおとし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がんせきふうじ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office:value-type="string" calcext:value-type="string">
            <text:p>がんせきほう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office:value-type="string" calcext:value-type="string">
            <text:p>なりき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まわしげり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ころがる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はねやすめ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redfire</text:p>
          </table:table-cell>
          <table:table-cell office:value-type="string" calcext:value-type="string">
            <text:p>Sacred Fire</text:p>
          </table:table-cell>
          <table:table-cell office:value-type="string" calcext:value-type="string">
            <text:p>せいなるほのお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しんぴのまもり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revent-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tomb</text:p>
          </table:table-cell>
          <table:table-cell office:value-type="string" calcext:value-type="string">
            <text:p>Sand Tomb</text:p>
          </table:table-cell>
          <table:table-cell office:value-type="string" calcext:value-type="string">
            <text:p>すなじごく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-attack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すなかけ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すなあら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yface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こわいか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ひっかく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いやなおと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pow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ひみつのちから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ature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bomb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タネばくだ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flare</text:p>
          </table:table-cell>
          <table:table-cell office:value-type="string" calcext:value-type="string">
            <text:p>Seed Flare</text:p>
          </table:table-cell>
          <table:table-cell office:value-type="string" calcext:value-type="string">
            <text:p>シードフレア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tw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ismic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ちきゅうなげ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destruct</text:p>
          </table:table-cell>
          <table:table-cell office:value-type="string" calcext:value-type="string">
            <text:p>Selfdestruct</text:p>
          </table:table-cell>
          <table:table-cell office:value-type="string" calcext:value-type="string">
            <text:p>じばく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ball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シャドーボール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owclaw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シャドークロー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Shadow Force</text:p>
          </table:table-cell>
          <table:table-cell office:value-type="string" calcext:value-type="string">
            <text:p>シャドーダイブ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シャドーパンチ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neak</text:p>
          </table:table-cell>
          <table:table-cell office:value-type="string" calcext:value-type="string">
            <text:p>Shadow Sneak</text:p>
          </table:table-cell>
          <table:table-cell office:value-type="string" calcext:value-type="string">
            <text:p>かげうち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かくば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rcold</text:p>
          </table:table-cell>
          <table:table-cell office:value-type="string" calcext:value-type="string">
            <text:p>Sheer Cold</text:p>
          </table:table-cell>
          <table:table-cell office:value-type="string" calcext:value-type="string">
            <text:p>ぜったいれいど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wave</text:p>
          </table:table-cell>
          <table:table-cell office:value-type="string" calcext:value-type="string">
            <text:p>Shock Wave</text:p>
          </table:table-cell>
          <table:table-cell office:value-type="string" calcext:value-type="string">
            <text:p>でんげきは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beam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シグナルビーム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lverwind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ぎんいろのかぜ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ll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うたう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スケッチ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swap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スキル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bi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ロケットずつき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def-one-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ゴッドバード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uppercut</text:p>
          </table:table-cell>
          <table:table-cell office:value-type="string" calcext:value-type="string">
            <text:p>Sky Uppercut</text:p>
          </table:table-cell>
          <table:table-cell office:value-type="string" calcext:value-type="string">
            <text:p>スカイアッパー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t-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of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なまけ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たたきつける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きりさく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ねむりごな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ね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ヘドロこうげき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ludgebomb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ヘドロ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Smellingsalt</text:p>
          </table:table-cell>
          <table:table-cell office:value-type="string" calcext:value-type="string">
            <text:p>きつけ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スモッグ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えんま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よこどり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-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いびき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boiled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タマゴう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beam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ソーラービーム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wo-turn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Sonicboom</text:p>
          </table:table-cell>
          <table:table-cell office:value-type="string" calcext:value-type="string">
            <text:p>ソニックブーム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ix-damag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ialrend</text:p>
          </table:table-cell>
          <table:table-cell office:value-type="string" calcext:value-type="string">
            <text:p>Spacial Rend</text:p>
          </table:table-cell>
          <table:table-cell office:value-type="string" calcext:value-type="string">
            <text:p>あくうせつだ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スパーク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piderweb</text:p>
          </table:table-cell>
          <table:table-cell office:value-type="string" calcext:value-type="string">
            <text:p>Spider Web</text:p>
          </table:table-cell>
          <table:table-cell office:value-type="string" calcext:value-type="string">
            <text:p>クモのす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とげキャノン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まき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pit Up</text:p>
          </table:table-cell>
          <table:table-cell office:value-type="string" calcext:value-type="string">
            <text:p>はきだす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Spite</text:p>
          </table:table-cell>
          <table:table-cell office:value-type="string" calcext:value-type="string">
            <text:p>うらみ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crease-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はね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キノコのほうし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lthrock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ステルスロック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w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はがねのつばさ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Stockpile</text:p>
          </table:table-cell>
          <table:table-cell office:value-type="string" calcext:value-type="string">
            <text:p>たくわえ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ふみつけ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needg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ストーンエッジ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かいり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いとをはく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わるあがき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しびれごな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じごくぐるま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みがわり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kerpunch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ふいう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il-select-a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day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にほんば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いかりのまえば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alf-opp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ばかぢから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ちょうおんぱ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いば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のみこむ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ale-stock-rec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kiss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てんし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scent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あまいかお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eva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スピードスター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Switcheroo</text:p>
          </table:table-cell>
          <table:table-cell office:value-type="string" calcext:value-type="string">
            <text:p>すりかえ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s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つるぎのま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こうごうせい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たいあたり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glow</text:p>
          </table:table-cell>
          <table:table-cell office:value-type="string" calcext:value-type="string">
            <text:p>Tail Glow</text:p>
          </table:table-cell>
          <table:table-cell office:value-type="string" calcext:value-type="string">
            <text:p>ほたるび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しっぽをふ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win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おいかぜ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とっし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ちょうは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terdance</text:p>
          </table:table-cell>
          <table:table-cell office:value-type="string" calcext:value-type="string">
            <text:p>Teeter Dance</text:p>
          </table:table-cell>
          <table:table-cell office:value-type="string" calcext:value-type="string">
            <text:p>フラフラダンス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induce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テレポート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どろぼう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あばれる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epeat-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かみなり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Thunder Fang</text:p>
          </table:table-cell>
          <table:table-cell office:value-type="string" calcext:value-type="string">
            <text:p>かみな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でんじは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１０まんボルト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punch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かみなり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undershock</text:p>
          </table:table-cell>
          <table:table-cell office:value-type="string" calcext:value-type="string">
            <text:p>Thundershock</text:p>
          </table:table-cell>
          <table:table-cell office:value-type="string" calcext:value-type="string">
            <text:p>でんきショッ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くすぐ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いちゃもん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どくどく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ois-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spikes</text:p>
          </table:table-cell>
          <table:table-cell office:value-type="string" calcext:value-type="string">
            <text:p>Toxic Spikes</text:p>
          </table:table-cell>
          <table:table-cell office:value-type="string" calcext:value-type="string">
            <text:p>どくび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et-toxic-sp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へんし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トライ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トリック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room</text:p>
          </table:table-cell>
          <table:table-cell office:value-type="string" calcext:value-type="string">
            <text:p>Trick Room</text:p>
          </table:table-cell>
          <table:table-cell office:value-type="string" calcext:value-type="string">
            <text:p>トリックルーム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trick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kick</text:p>
          </table:table-cell>
          <table:table-cell office:value-type="string" calcext:value-type="string">
            <text:p>Triple Kick</text:p>
          </table:table-cell>
          <table:table-cell office:value-type="string" calcext:value-type="string">
            <text:p>トリプルキック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1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card</text:p>
          </table:table-cell>
          <table:table-cell office:value-type="string" calcext:value-type="string">
            <text:p>Trump Card</text:p>
          </table:table-cell>
          <table:table-cell office:value-type="string" calcext:value-type="string">
            <text:p>きりふだ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ump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ダブルニードル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たつまき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turn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とんぼがえり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Uproar</text:p>
          </table:table-cell>
          <table:table-cell office:value-type="string" calcext:value-type="string">
            <text:p>さわぐ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up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umwave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しんくうは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grip</text:p>
          </table:table-cell>
          <table:table-cell office:value-type="string" calcext:value-type="string">
            <text:p>Vicegrip</text:p>
          </table:table-cell>
          <table:table-cell office:value-type="string" calcext:value-type="string">
            <text:p>はさむ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つるのムチ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throw</text:p>
          </table:table-cell>
          <table:table-cell office:value-type="string" calcext:value-type="string">
            <text:p>Vital Throw</text:p>
          </table:table-cell>
          <table:table-cell office:value-type="string" calcext:value-type="string">
            <text:p>あてみなげ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Volt Tackle</text:p>
          </table:table-cell>
          <table:table-cell office:value-type="string" calcext:value-type="string">
            <text:p>ボルテッカ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Wake-up Slap</text:p>
          </table:table-cell>
          <table:table-cell office:value-type="string" calcext:value-type="string">
            <text:p>めざましビンタ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みずでっぽう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pul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みずのはどう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tersport</text:p>
          </table:table-cell>
          <table:table-cell office:value-type="string" calcext:value-type="string">
            <text:p>Water Sport</text:p>
          </table:table-cell>
          <table:table-cell office:value-type="string" calcext:value-type="string">
            <text:p>みずあそび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low-move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しおふ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たきのぼり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atherball</text:p>
          </table:table-cell>
          <table:table-cell office:value-type="string" calcext:value-type="string">
            <text:p>Weather Ball</text:p>
          </table:table-cell>
          <table:table-cell office:value-type="string" calcext:value-type="string">
            <text:p>ウェザ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weather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うずしお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ふきとばし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-o-wisp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おにび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つばさでうつ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ねがいごと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からにこも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hammer</text:p>
          </table:table-cell>
          <table:table-cell office:value-type="string" calcext:value-type="string">
            <text:p>Wood Hammer</text:p>
          </table:table-cell>
          <table:table-cell office:value-type="string" calcext:value-type="string">
            <text:p>ウッドハンマー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seed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なやみ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ability</text:span>-insom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まきつく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ngout</text:p>
          </table:table-cell>
          <table:table-cell office:value-type="string" calcext:value-type="string">
            <text:p>Wring Out</text:p>
          </table:table-cell>
          <table:table-cell office:value-type="string" calcext:value-type="string">
            <text:p>しぼりと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scissor</text:p>
          </table:table-cell>
          <table:table-cell office:value-type="string" calcext:value-type="string">
            <text:p>X-scissor</text:p>
          </table:table-cell>
          <table:table-cell office:value-type="string" calcext:value-type="string">
            <text:p>シザークロス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あくび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ya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cannon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でんじほう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zenheadbutt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しねんのずつき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5-02-24T22:34:49.647070703</dc:date>
    <meta:editing-duration>P1DT4H50M10S</meta:editing-duration>
    <meta:editing-cycles>122</meta:editing-cycles>
    <meta:generator>LibreOffice/7.3.7.2$Linux_X86_64 LibreOffice_project/30$Build-2</meta:generator>
    <meta:document-statistic meta:table-count="1" meta:cell-count="6556" meta:object-count="0"/>
  </office:meta>
</office:document-meta>
</file>